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background-color="#f0fff0"/>
    </style:style>
    <style:style style:name="P4" style:family="paragraph" style:parent-style-name="Text_20_body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Heading_20_3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Heading_20_4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background-color="#f0fff0"/>
    </style:style>
    <style:style style:name="T2" style:family="text">
      <style:text-properties fo:background-color="#faebd7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P</text:p>
      <text:p text:style-name="P2"/>
      <text:p text:style-name="P2"/>
      <text:p text:style-name="P2"/>
      <text:list xml:id="list954209385" text:style-name="L1">
        <text:list-item>
          <text:p text:style-name="P8">It is used for uploading and downloading files between computers.</text:p>
        </text:list-item>
      </text:list>
      <text:p text:style-name="P2"/>
      <text:p text:style-name="P2">Installation :</text:p>
      <text:p text:style-name="P6">yum install vsftpd</text:p>
      <text:p text:style-name="P6"/>
      <text:p text:style-name="P6"/>
      <text:p text:style-name="P4">First, disable anonymous read access to your FTP, anonymous logins are permitted by default and you don't want that.</text:p>
      <text:p text:style-name="P3">#vsftpd configuration file: /etc/vsftpd/vsftpd.conf</text:p>
      <text:p text:style-name="Text_20_body"><text:span text:style-name="T1">#Find the anonymous enable option and set it to false</text:span><text:line-break/><text:span text:style-name="T1">anonymous_enable=NO</text:span></text:p>
      <text:p text:style-name="Text_20_body">By default, vsftpd does not authorize access to its local system users accounts, so change the local_enable configuration option.</text:p>
      <text:p text:style-name="Text_20_body"><text:span text:style-name="T1"># Uncomment this to allow local users to log in.</text:span><text:line-break/><text:span text:style-name="T1">local_enable=YES</text:span></text:p>
      <text:p text:style-name="Text_20_body">Then it's possible to exclude users in a customized list.</text:p>
      <text:p text:style-name="P3">#This option define wether or not the user_list file is used, default to NO, change it to YES</text:p>
      <text:p text:style-name="P3">userlist_enable=YES</text:p>
      <text:p text:style-name="Text_20_body"><text:span text:style-name="T1">#By default users in the list are not allowed </text:span><text:line-break/><text:span text:style-name="T1">#to connect your FTP server (deny=YES).</text:span><text:line-break/><text:span text:style-name="T1">#Set this option to NO if you want to exclude<text:line-break/>#all users exept users in the list</text:span><text:line-break/><text:span text:style-name="T1">userlist_deny=NO</text:span></text:p>
      <text:p text:style-name="Text_20_body"><text:span text:style-name="T1">#You can choose which user list file is used.</text:span><text:line-break/><text:span text:style-name="T1">#Default to /etc/vsftpd/user_list</text:span><text:line-break/><text:span text:style-name="T1">userlist_file=/etc/vsftpd/user_list</text:span></text:p>
      <text:p text:style-name="Text_20_body">In the above, I asked vsftpd to deny access to all users, exept those I wrote in the user_list file. You just have to write user names line by line:</text:p>
      <text:p text:style-name="Text_20_body"><text:span text:style-name="T1">#user_list custom file in /etc/vsftpd/user_list.</text:span><text:line-break/><text:span text:style-name="T1">your_username</text:span><text:line-break/><text:span text:style-name="T1">another_username</text:span><text:line-break/><text:span text:style-name="T1">etc...</text:span></text:p>
      <text:h text:style-name="Heading_20_3" text:outline-level="3">User directories</text:h>
      <text:p text:style-name="Text_20_body">Now you have restricted users access, you can limit the directories access, this is called chroot jail.</text:p>
      <text:p text:style-name="Text_20_body"><text:span text:style-name="T1">#chroot jail default is NO</text:span><text:line-break/><text:span text:style-name="T1">chroot_local_user=YES</text:span><text:line-break/><text:span text:style-name="T1">#Create a token with the connected user name</text:span><text:line-break/><text:soft-page-break/><text:span text:style-name="T1">user_sub_token=$USER</text:span><text:line-break/><text:span text:style-name="T1">#Choose the chroot directory depending on the above user token</text:span><text:line-break/><text:span text:style-name="T1">#It must be a valid directory or the connexion will fail silently</text:span><text:line-break/><text:span text:style-name="T1">local_root=/home/$USER/www</text:span></text:p>
      <text:p text:style-name="Text_20_body">You can exclude some users from the chroot jail by setting a chroot_list file listing them.</text:p>
      <text:p text:style-name="Text_20_body"><text:span text:style-name="T1">#Default NO</text:span><text:line-break/><text:span text:style-name="T1">chroot_list_enable=YES</text:span><text:line-break/><text:span text:style-name="T1">#File used to list users not affected by chroot jail</text:span><text:line-break/><text:span text:style-name="T1">chroot_list_file=/etc/vsftpd/chroot_list</text:span></text:p>
      <text:h text:style-name="Heading_20_4" text:outline-level="4">Virtual users</text:h>
      <text:p text:style-name="Text_20_body">If you want to add different configuration rules for several users on your FTP, set a user_config_dir directory path and put separate configuration files in it, these files are named after the affected user names.</text:p>
      <text:p text:style-name="P3">user_config_dir=/etc/vsftpd_user_configs</text:p>
      <text:p text:style-name="Text_20_body">If you have a user named alice, create a new file named alice in <text:span text:style-name="T1">/etc/vsftpd_user_configs</text:span> and override the main configuration options there. For example, you could add a custom local_root for alice.</text:p>
      <text:p text:style-name="Text_20_body"><text:span text:style-name="T1">#In the /etc/vsftpd_user_configs/alice file</text:span><text:line-break/><text:span text:style-name="T1">local_root=/home/alice/www</text:span></text:p>
      <text:p text:style-name="Text_20_body">-------------------------------------------------------------------------------------------------</text:p>
      <text:p text:style-name="Text_20_body">Many other configurations options are made available by vsftpd, and you should <text:a xlink:type="simple" xlink:href="https://security.appspot.com/vsftpd/vsftpd_conf.html">read its manual</text:a>.</text:p>
      <text:p text:style-name="Text_20_body">Now start using your vsftpd server.</text:p>
      <text:p text:style-name="P3">service vsftpd start</text:p>
      <text:p text:style-name="P2"/>
      <text:h text:style-name="P7" text:outline-level="4">Passive connexion</text:h>
      <text:p text:style-name="Text_20_body">The prefered and most used connexion method to a FTP server is passive mode. To learn the differences between passive and active FTP, <text:a xlink:type="simple" xlink:href="http://slacksite.com/other/ftp.html">read this article</text:a>. If you want to use passive mode with a firewall setup, you need to tweak the vsftpd configuration to define a limited port range used for the PASV opening request, then you will create a new firewall rule accordingly.</text:p>
      <text:p text:style-name="Text_20_body">Open the vsftpd conf file and set a minimum and maximum PASV port numbers :</text:p>
      <text:p text:style-name="P3">vim /etc/vsftpd/vsftpd.conf</text:p>
      <text:p text:style-name="Text_20_body"><text:span text:style-name="T1"># Example config file /etc/vsftpd/vsftpd.conf</text:span><text:line-break/><text:span text:style-name="T1">...</text:span><text:line-break/><text:span text:style-name="T1">#maximum pasv port</text:span><text:line-break/><text:span text:style-name="T1">pasv_max_port=45900</text:span><text:line-break/><text:span text:style-name="T1">#minimum pasv port</text:span><text:line-break/><text:span text:style-name="T1">pasv_min_port=45800</text:span></text:p>
      <text:p text:style-name="Text_20_body">In the above example, the client will initiate the FTP directory listing by sending a TCP packet on a random port choosen between 45800 and 45900. At this point, if you firewall only allow connexion on ports 20 and 21, the connexion attempt will fail with a message such as below (filezilla):</text:p>
      <text:p text:style-name="Text_20_body"><text:span text:style-name="T2">Command:    PASV</text:span><text:line-break/><text:span text:style-name="T2">Response:    227 Entering Passive Mode ...</text:span><text:line-break/><text:soft-page-break/><text:span text:style-name="T2">Command:    LIST</text:span><text:line-break/></text:p>
      <text:p text:style-name="Text_20_body">So you need to add an INPUT filter rule to your firewall, allowing packets to be received on the port range previously defined in /etc/vsftpd.conf. If you are using iptables, you can add a rule such as :</text:p>
      <text:p text:style-name="P3">sudo iptables -t filter -A INPUT -p tcp --dport 45800:45900 -j ACCEPT</text:p>
      <text:p text:style-name="Text_20_body">It will be enough to get your ftp working in passive mode.</text:p>
      <text:p text:style-name="P2"/>
      <text:p text:style-name="P2"/>
      <text:h text:style-name="P5" text:outline-level="3">Procedure to block a port</text:h>
      <text:p text:style-name="Text_20_body">First open /etc/squid/squid.conf file<text:line-break/><text:span text:style-name="Source_20_Text"># vi /etc/squid/squid.conf</text:span><text:line-break/>Locate your ACL section and add configuration directive as follows:<text:line-break/><text:span text:style-name="Source_20_Text">acl block_port port 1234<text:line-break/>http_access deny block_port<text:line-break/>http_access allow all</text:span></text:p>
      <text:p text:style-name="Text_20_body">If you just want to skip a particular IP (192.168.1.5) try as follows:<text:line-break/><text:span text:style-name="Source_20_Text">acl block_port port 1234<text:line-break/>acl no_block_port_ip src 192.168.1.5<text:line-break/>http_access deny block_port !no_block_port_ip<text:line-break/>http_access allow all</text:span></text:p>
      <text:p text:style-name="Text_20_body">Close and save the file.</text:p>
      <text:p text:style-name="Text_20_body">Restart squid proxy server:<text:line-break/><text:span text:style-name="Source_20_Text"># /etc/init.d/squid restar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3:48:57</meta:creation-date>
    <dc:date>2014-02-18T11:06:36</dc:date>
    <dc:creator>admin </dc:creator>
    <meta:editing-duration>PT00H05M3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3" meta:paragraph-count="45" meta:word-count="676" meta:character-count="4452"/>
  </office:meta>
</office:document-meta>
</file>